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d0d70" officeooo:paragraph-rsid="000d0d7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152f7" officeooo:paragraph-rsid="001152f7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266cc" officeooo:paragraph-rsid="001266cc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03601" officeooo:paragraph-rsid="00103601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d0d70" officeooo:paragraph-rsid="000d0d70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6pt" officeooo:rsid="000d0d70" officeooo:paragraph-rsid="000d0d70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33329" officeooo:paragraph-rsid="00133329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34fa1" officeooo:paragraph-rsid="00134fa1" style:font-size-asian="14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8pt" officeooo:rsid="000d0d70" officeooo:paragraph-rsid="000d0d70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0d0d70" officeooo:paragraph-rsid="000d0d70" style:font-size-asian="15.75pt" style:font-size-complex="18pt"/>
    </style:style>
    <style:style style:name="T1" style:family="text">
      <style:text-properties officeooo:rsid="000d0d70"/>
    </style:style>
    <style:style style:name="T2" style:family="text">
      <style:text-properties officeooo:rsid="00133329"/>
    </style:style>
    <style:style style:name="T3" style:family="text">
      <style:text-properties fo:font-size="12pt" officeooo:rsid="00133329" style:font-size-asian="12pt" style:font-size-complex="12pt"/>
    </style:style>
    <style:style style:name="T4" style:family="text">
      <style:text-properties officeooo:rsid="00134f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Тема 3</text:p>
      <text:p text:style-name="P5">Основы организации компьютерных сетей</text:p>
      <text:p text:style-name="P5"/>
      <text:p text:style-name="P10">*<text:span text:style-name="T3">Описание слайдов не является исчерпывающим</text:span></text:p>
      <text:p text:style-name="P10"><text:span text:style-name="T3"/></text:p>
      <text:p text:style-name="P1">Слайд 1</text:p>
      <text:p text:style-name="P4">Приветствие.</text:p>
      <text:p text:style-name="P4">Объявление темы: “<text:span text:style-name="T1">Основы организации компьютерных сетей”</text:span></text:p>
      <text:p text:style-name="P4">Построение сетей это сложная задача, которая не вмещается в голове.</text:p>
      <text:p text:style-name="P4">Потому при организации компьютерных сетей используется шаблон декомпозиции “Уровни” для того, чтобы человеческому мозгу было легче понять и выполнить задачу.</text:p>
      <text:p text:style-name="P4"/>
      <text:p text:style-name="P1">Слайд 2</text:p>
      <text:p text:style-name="P2">Пример шаблона “Уровни”</text:p>
      <text:p text:style-name="P1"/>
      <text:p text:style-name="P1">Слайд 3</text:p>
      <text:p text:style-name="P3">Сервис – <text:span text:style-name="T2">описывает какие функции реализует уровень.</text:span></text:p>
      <text:p text:style-name="P1"/>
      <text:p text:style-name="P1">Слайд 4</text:p>
      <text:p text:style-name="P7">Интерфейс – набор примитивных операций, которые нижний уровень предоставляет верхнему.</text:p>
      <text:p text:style-name="P7"/>
      <text:p text:style-name="P1">Слайд 5</text:p>
      <text:p text:style-name="P7">Протокол – правила и соглашения используемые для связи уровня N одного ПК с уровнем N другого ПК.</text:p>
      <text:p text:style-name="P7"/>
      <text:p text:style-name="P1">Слайд 6</text:p>
      <text:p text:style-name="P8">В ISO (International Organization for Standarization) была представлена модель OSI (Open System Interconnection)</text:p>
      <text:p text:style-name="P8">Подробнее про модель OSI:</text:p>
      <text:p text:style-name="P8">(<text:a xlink:type="simple" xlink:href="https://ru.wikipedia.org/wiki/Сетевая_модель_OSI" text:style-name="Internet_20_link" text:visited-style-name="Visited_20_Internet_20_Link">https://ru.wikipedia.org/wiki/%D0%A1%D0%B5%D1%82%D0%B5%D0%B2%D0%B0%D1%8F_%D0%BC%D0%BE%D0%B4%D0%B5%D0%BB%D1%8C_OSI</text:a>)</text:p>
      <text:p text:style-name="P8"/>
      <text:p text:style-name="P8"/>
      <text:p text:style-name="P1"><text:soft-page-break/>Слайд 7</text:p>
      <text:p text:style-name="P8">Семь уровней модели OSI.</text:p>
      <text:p text:style-name="P8">(Перечислить каждый)</text:p>
      <text:p text:style-name="P8"/>
      <text:p text:style-name="P1">Слайд 8 – <text:span text:style-name="T4">12 </text:span></text:p>
      <text:p text:style-name="P8">Представлены единицы измерения для каждого уровня модел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07:01:54.431121246</meta:creation-date>
    <dc:date>2022-07-11T17:31:53.293856133</dc:date>
    <meta:editing-duration>PT32M32S</meta:editing-duration>
    <meta:editing-cycles>6</meta:editing-cycles>
    <meta:generator>LibreOffice/7.3.1.3$Linux_X86_64 LibreOffice_project/30$Build-3</meta:generator>
    <meta:document-statistic meta:table-count="0" meta:image-count="0" meta:object-count="0" meta:page-count="2" meta:paragraph-count="25" meta:word-count="130" meta:character-count="1050" meta:non-whitespace-character-count="940"/>
  </office:meta>
</office:document-meta>
</file>